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Gothic" svg:font-family="IPAGothic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ureScript Communtiy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ureScriptのコミュニティ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自己紹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nnis Gosnell</text:p>
              </text:list-item>
            </text:list>
            <text:list text:style-name="L4">
              <text:list-item>
                <text:p>PureScript Contribのメンバー<text:line-break/>https://github.com/purescript-contrib</text:p>
              </text:list-item>
              <text:list-item>
                <text:p>Twitter: @cdepillabou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Gothic" svg:font-family="IPAGothic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番号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番号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番号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3:27:23.350584212</meta:creation-date>
    <meta:editing-duration>PT9M6S</meta:editing-duration>
    <meta:editing-cycles>2</meta:editing-cycles>
    <meta:generator>LibreOffice/5.3.4.2$Linux_X86_64 LibreOffice_project/30m0$Build-2</meta:generator>
    <dc:date>2017-07-14T13:36:29.268523164</dc:date>
    <meta:document-statistic meta:object-count="4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